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icht verraucht</text:p>
          </table:table-cell>
          <table:table-cell office:value-type="string" calcext:value-type="string">
            <text:p>leicht verraucht</text:p>
          </table:table-cell>
          <table:table-cell office:value-type="string" calcext:value-type="string">
            <text:p>verraucht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anmerkung</text:p>
          </table:table-cell>
          <table:table-cell office:value-type="string" calcext:value-type="string">
            <text:p>nicht verwendet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 bei Einführu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4740" calcext:value-type="float">
            <text:p>474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2" office:value-type="float" office:value="5300" calcext:value-type="float">
            <text:p>53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float" office:value="5314" calcext:value-type="float">
            <text:p>531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422" calcext:value-type="float">
            <text:p>542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568" calcext:value-type="float">
            <text:p>556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34" calcext:value-type="float">
            <text:p>563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757" calcext:value-type="float">
            <text:p>575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221" calcext:value-type="float">
            <text:p>622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298" calcext:value-type="float">
            <text:p>629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321" calcext:value-type="float">
            <text:p>632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432" calcext:value-type="float">
            <text:p>643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493" calcext:value-type="float">
            <text:p>649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670" calcext:value-type="float">
            <text:p>667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769" calcext:value-type="float">
            <text:p>676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float" office:value="6803" calcext:value-type="float">
            <text:p>680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2" office:value-type="float" office:value="7125" calcext:value-type="float">
            <text:p>712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float" office:value="7155" calcext:value-type="float">
            <text:p>715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2" office:value-type="float" office:value="7238" calcext:value-type="float">
            <text:p>723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391" calcext:value-type="float">
            <text:p>739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461" calcext:value-type="float">
            <text:p>746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512" calcext:value-type="float">
            <text:p>751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547" calcext:value-type="float">
            <text:p>754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568" calcext:value-type="float">
            <text:p>756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609" calcext:value-type="float">
            <text:p>760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868" calcext:value-type="float">
            <text:p>786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889" calcext:value-type="float">
            <text:p>788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936" calcext:value-type="float">
            <text:p>793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976" calcext:value-type="float">
            <text:p>797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002" calcext:value-type="float">
            <text:p>800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071" calcext:value-type="float">
            <text:p>807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152" calcext:value-type="float">
            <text:p>815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212" calcext:value-type="float">
            <text:p>821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366" calcext:value-type="float">
            <text:p>836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412" calcext:value-type="float">
            <text:p>841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904" calcext:value-type="float">
            <text:p>890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158" calcext:value-type="float">
            <text:p>915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950" calcext:value-type="float">
            <text:p>995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/>anfangs sehr leichter dunst</text:p>
          </table:table-cell>
          <table:table-cell/>
        </table:table-row>
        <table:table-row table:style-name="ro1">
          <table:table-cell office:value-type="float" office:value="16307" calcext:value-type="float">
            <text:p>1630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420" calcext:value-type="float">
            <text:p>1642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472" calcext:value-type="float">
            <text:p>1647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508" calcext:value-type="float">
            <text:p>1650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874" calcext:value-type="float">
            <text:p>1687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882" calcext:value-type="float">
            <text:p>1688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316" calcext:value-type="float">
            <text:p>1731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561" calcext:value-type="float">
            <text:p>1756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733" calcext:value-type="float">
            <text:p>1773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186" calcext:value-type="float">
            <text:p>1818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357" calcext:value-type="float">
            <text:p>1835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479" calcext:value-type="float">
            <text:p>1847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543" calcext:value-type="float">
            <text:p>1854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611" calcext:value-type="float">
            <text:p>1861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956" calcext:value-type="float">
            <text:p>2395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983" calcext:value-type="float">
            <text:p>2398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014" calcext:value-type="float">
            <text:p>2401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027" calcext:value-type="float">
            <text:p>2402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141" calcext:value-type="float">
            <text:p>2414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173" calcext:value-type="float">
            <text:p>2417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569" calcext:value-type="float">
            <text:p>2456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580" calcext:value-type="float">
            <text:p>2458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582" calcext:value-type="float">
            <text:p>245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585" calcext:value-type="float">
            <text:p>2458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649" calcext:value-type="float">
            <text:p>2464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663" calcext:value-type="float">
            <text:p>2466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310" calcext:value-type="float">
            <text:p>2831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auerhaft vernebelt</text:p>
          </table:table-cell>
          <table:table-cell/>
        </table:table-row>
        <table:table-row table:style-name="ro1">
          <table:table-cell office:value-type="float" office:value="28791" calcext:value-type="float">
            <text:p>2879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111" calcext:value-type="float">
            <text:p>2911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9163" calcext:value-type="float">
            <text:p>2916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185" calcext:value-type="float">
            <text:p>3018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0440" calcext:value-type="float">
            <text:p>3044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0645" calcext:value-type="float">
            <text:p>3064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</text:p>
          </table:table-cell>
          <table:table-cell/>
        </table:table-row>
        <table:table-row table:style-name="ro1">
          <table:table-cell office:value-type="float" office:value="30672" calcext:value-type="float">
            <text:p>3067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809" calcext:value-type="float">
            <text:p>3080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1073" calcext:value-type="float">
            <text:p>3107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342" calcext:value-type="float">
            <text:p>3134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vtl stark verraucht</text:p>
          </table:table-cell>
          <table:table-cell/>
        </table:table-row>
        <table:table-row table:style-name="ro1">
          <table:table-cell office:value-type="float" office:value="31445" calcext:value-type="float">
            <text:p>314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491" calcext:value-type="float">
            <text:p>3149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1545" calcext:value-type="float">
            <text:p>31545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3560" calcext:value-type="float">
            <text:p>4356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6731" calcext:value-type="float">
            <text:p>4673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7085" calcext:value-type="float">
            <text:p>4708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107" calcext:value-type="float">
            <text:p>4710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7175" calcext:value-type="float">
            <text:p>4717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7260" calcext:value-type="float">
            <text:p>4726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273" calcext:value-type="float">
            <text:p>4727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9095" calcext:value-type="float">
            <text:p>4909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098" calcext:value-type="float">
            <text:p>4909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228" calcext:value-type="float">
            <text:p>4922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438" calcext:value-type="float">
            <text:p>4943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9539" calcext:value-type="float">
            <text:p>4953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631" calcext:value-type="float">
            <text:p>4963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9671" calcext:value-type="float">
            <text:p>4967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732" calcext:value-type="float">
            <text:p>4973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9990" calcext:value-type="float">
            <text:p>4999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055" calcext:value-type="float">
            <text:p>5005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0170" calcext:value-type="float">
            <text:p>5017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203" calcext:value-type="float">
            <text:p>502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564" calcext:value-type="float">
            <text:p>5056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0654" calcext:value-type="float">
            <text:p>5065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669" calcext:value-type="float">
            <text:p>5066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0871" calcext:value-type="float">
            <text:p>5087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907" calcext:value-type="float">
            <text:p>5090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935" calcext:value-type="float">
            <text:p>5093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27:22.184201233</meta:creation-date>
    <dc:date>2022-11-25T16:19:53.738015396</dc:date>
    <meta:editing-duration>PT19H16M6S</meta:editing-duration>
    <meta:editing-cycles>476</meta:editing-cycles>
    <meta:generator>LibreOffice/7.3.6.2$Linux_X86_64 LibreOffice_project/30$Build-2</meta:generator>
    <meta:document-statistic meta:table-count="1" meta:cell-count="283" meta:object-count="0"/>
  </office:meta>
</office:document-meta>
</file>